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Zip2Resource.wrapStream( InputStream i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Zip2Resource.wrapStream( OutputStream o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Zip2Resource.BZip2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Zip2Resource.getCompressio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Zip2Resource.BZip2Resource( org . apache . tools . ant . types . ResourceCollection o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